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" style:parent-style-name="Normální" style:family="paragraph">
      <style:text-properties fo:font-weight="bold" style:font-weight-asian="bold"/>
    </style:style>
    <style:style style:name="P17" style:parent-style-name="Nadpis1" style:family="paragraph">
      <style:paragraph-properties fo:margin-top="0.3333in"/>
    </style:style>
    <style:style style:name="P18" style:parent-style-name="Nadpis1" style:family="paragraph">
      <style:paragraph-properties fo:margin-top="0.3333in"/>
    </style:style>
    <style:style style:name="T19" style:parent-style-name="instrukce" style:family="text">
      <style:text-properties style:use-window-font-color="true"/>
    </style:style>
    <style:style style:name="T20" style:parent-style-name="instrukce" style:family="text">
      <style:text-properties style:use-window-font-color="true"/>
    </style:style>
    <style:style style:name="T21" style:parent-style-name="instrukce" style:family="text">
      <style:text-properties style:use-window-font-color="true"/>
    </style:style>
    <style:style style:name="P22" style:parent-style-name="podpis" style:family="paragraph">
      <style:paragraph-properties fo:text-align="start" fo:margin-left="0in">
        <style:tab-stops/>
      </style:paragraph-properties>
    </style:style>
    <style:style style:name="P23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/>
            <text:p text:style-name="Normální"/>
            <text:p text:style-name="Normální">K106 2/2025</text:p>
            <text:p text:style-name="Normální">KVOP-1067/2025</text:p>
            <text:p text:style-name="Normální">09. 01. 2025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M. V.</text:p>
            <text:p text:style-name="Normální"/>
            <text:p text:style-name="Normální">471 27 Stráž pod Ralskem</text:p>
            <text:p text:style-name="Normální"/>
            <text:p text:style-name="P16">Doporučeně</text:p>
            <text:p text:style-name="Normální"/>
            <text:p text:style-name="Normální"/>
          </table:table-cell>
        </table:table-row>
      </table:table>
      <text:h text:style-name="P17" text:outline-level="1">Sdělení o vyřízení žádosti o informace</text:h>
      <text:h text:style-name="P18" text:outline-level="1">podle zákona č. 106/1999 Sb., o svobodném přístupu k informacím</text:h>
      <text:p text:style-name="Základnítext">Vážený pane V.,</text:p>
      <text:p text:style-name="Základnítext">dne 3. 1. 2025 obdržela Kancelář veřejného ochránce práv Vaši žádost o informace. Žádáte o zaslání<text:s/><text:span text:style-name="T19">sborníků Vězeňství<text:s/></text:span><text:span text:style-name="T20">I, Vězeňství II a brožur vztahujících se k vězeňství.</text:span></text:p>
      <text:p text:style-name="Základnítext"><text:span text:style-name="T21">Požadované dokumenty Vám zasílám v příloze.</text:span></text:p>
      <text:p text:style-name="Základnítext">S pozdravem</text:p>
      <text:p text:style-name="Základnítext"/>
      <text:p text:style-name="podpis">JUDr. Pavel Pořízek, Ph.D.</text:p>
      <text:p text:style-name="podpis">vedoucí Kanceláře veřejného ochránce práv</text:p>
      <text:p text:style-name="P22"/>
      <text:p text:style-name="P23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>Příloha</text:p>
      <text:p text:style-name="Normální">Jsem máma/táta ve vězení<text:s/></text:p>
      <text:p text:style-name="Normální">Ombudsman</text:p>
      <text:p text:style-name="Normální">Sborník Vězeňství I</text:p>
      <text:p text:style-name="Normální">Sborník Vězeňství II</text:p>
      <text:p text:style-name="Normální">Věznice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P13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F41W9*</text:span></text:p>
        <text:p text:style-name="P12"/>
        <text:p text:style-name="P13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5-01-30T10:25:00Z</meta:creation-date>
    <dc:date>2025-01-30T10:26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97" meta:character-count="670" meta:row-count="4" meta:non-whitespace-character-count="574"/>
  </office:meta>
</office:document-meta>
</file>